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in" table:style-name="ta1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400mn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 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10110" calcext:value-type="float">
            <text:p>110110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773249" calcext:value-type="float">
            <text:p>20773249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890770" calcext:value-type="float">
            <text:p>1890770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3947" calcext:value-type="float">
            <text:p>33947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8761" calcext:value-type="float">
            <text:p>18761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4354" calcext:value-type="float">
            <text:p>14354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932" calcext:value-type="float">
            <text:p>11932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560" calcext:value-type="float">
            <text:p>10560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9830" calcext:value-type="float">
            <text:p>9830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474" calcext:value-type="float">
            <text:p>9474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384" calcext:value-type="float">
            <text:p>9384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9353" calcext:value-type="float">
            <text:p>9353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9400" calcext:value-type="float">
            <text:p>9400</text:p>
          </table:table-cell>
          <table:table-cell table:number-columns-repeated="5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9327" calcext:value-type="float">
            <text:p>9327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9338" calcext:value-type="float">
            <text:p>9338</text:p>
          </table:table-cell>
          <table:table-cell table:number-columns-repeated="5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9254" calcext:value-type="float">
            <text:p>9254</text:p>
          </table:table-cell>
          <table:table-cell table:number-columns-repeated="5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9093" calcext:value-type="float">
            <text:p>9093</text:p>
          </table:table-cell>
          <table:table-cell table:number-columns-repeated="5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9667" calcext:value-type="float">
            <text:p>9667</text:p>
          </table:table-cell>
          <table:table-cell table:number-columns-repeated="5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10642" calcext:value-type="float">
            <text:p>10642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1946" calcext:value-type="float">
            <text:p>11946</text:p>
          </table:table-cell>
          <table:table-cell table:number-columns-repeated="5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14769" calcext:value-type="float">
            <text:p>14769</text:p>
          </table:table-cell>
          <table:table-cell table:number-columns-repeated="5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0040" calcext:value-type="float">
            <text:p>20040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27397" calcext:value-type="float">
            <text:p>27397</text:p>
          </table:table-cell>
          <table:table-cell table:number-columns-repeated="5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0976" calcext:value-type="float">
            <text:p>50976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67389" calcext:value-type="float">
            <text:p>67389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50235" calcext:value-type="float">
            <text:p>50235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17972" calcext:value-type="float">
            <text:p>17972</text:p>
          </table:table-cell>
          <table:table-cell table:number-columns-repeated="5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8145" calcext:value-type="float">
            <text:p>8145</text:p>
          </table:table-cell>
          <table:table-cell table:number-columns-repeated="5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9102" calcext:value-type="float">
            <text:p>9102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554" calcext:value-type="float">
            <text:p>10554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3638" calcext:value-type="float">
            <text:p>13638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8324" calcext:value-type="float">
            <text:p>18324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4535" calcext:value-type="float">
            <text:p>24535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30412" calcext:value-type="float">
            <text:p>30412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43400" calcext:value-type="float">
            <text:p>43400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40543" calcext:value-type="float">
            <text:p>40543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929" calcext:value-type="float">
            <text:p>21929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5070" calcext:value-type="float">
            <text:p>5070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974" calcext:value-type="float">
            <text:p>974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856" calcext:value-type="float">
            <text:p>856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884" calcext:value-type="float">
            <text:p>884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928" calcext:value-type="float">
            <text:p>928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913" calcext:value-type="float">
            <text:p>913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989" calcext:value-type="float">
            <text:p>989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1021" calcext:value-type="float">
            <text:p>1021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1055" calcext:value-type="float">
            <text:p>1055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1236" calcext:value-type="float">
            <text:p>1236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1370" calcext:value-type="float">
            <text:p>1370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1147" calcext:value-type="float">
            <text:p>114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91" calcext:value-type="float">
            <text:p>1091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1185" calcext:value-type="float">
            <text:p>1185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193" calcext:value-type="float">
            <text:p>1193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354" calcext:value-type="float">
            <text:p>1354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545" calcext:value-type="float">
            <text:p>1545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019" calcext:value-type="float">
            <text:p>2019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904" calcext:value-type="float">
            <text:p>2904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189" calcext:value-type="float">
            <text:p>4189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5700" calcext:value-type="float">
            <text:p>5700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9532" calcext:value-type="float">
            <text:p>9532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11240" calcext:value-type="float">
            <text:p>11240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7153" calcext:value-type="float">
            <text:p>7153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983" calcext:value-type="float">
            <text:p>1983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 table:number-rows-repeated="104850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0min" table:style-name="ta2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40mn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 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1001" calcext:value-type="float">
            <text:p>11001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59125" calcext:value-type="float">
            <text:p>2059125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08997" calcext:value-type="float">
            <text:p>208997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374" calcext:value-type="float">
            <text:p>3374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817" calcext:value-type="float">
            <text:p>1817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390" calcext:value-type="float">
            <text:p>1390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49" calcext:value-type="float">
            <text:p>1149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929" calcext:value-type="float">
            <text:p>929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887" calcext:value-type="float">
            <text:p>887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818" calcext:value-type="float">
            <text:p>818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799" calcext:value-type="float">
            <text:p>799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746" calcext:value-type="float">
            <text:p>746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755" calcext:value-type="float">
            <text:p>755</text:p>
          </table:table-cell>
          <table:table-cell table:number-columns-repeated="5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765" calcext:value-type="float">
            <text:p>765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810" calcext:value-type="float">
            <text:p>810</text:p>
          </table:table-cell>
          <table:table-cell table:number-columns-repeated="5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780" calcext:value-type="float">
            <text:p>780</text:p>
          </table:table-cell>
          <table:table-cell table:number-columns-repeated="5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835" calcext:value-type="float">
            <text:p>835</text:p>
          </table:table-cell>
          <table:table-cell table:number-columns-repeated="5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867" calcext:value-type="float">
            <text:p>867</text:p>
          </table:table-cell>
          <table:table-cell table:number-columns-repeated="5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1018" calcext:value-type="float">
            <text:p>1018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207" calcext:value-type="float">
            <text:p>1207</text:p>
          </table:table-cell>
          <table:table-cell table:number-columns-repeated="5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1438" calcext:value-type="float">
            <text:p>1438</text:p>
          </table:table-cell>
          <table:table-cell table:number-columns-repeated="5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2616" calcext:value-type="float">
            <text:p>2616</text:p>
          </table:table-cell>
          <table:table-cell table:number-columns-repeated="5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149" calcext:value-type="float">
            <text:p>5149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6638" calcext:value-type="float">
            <text:p>6638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5146" calcext:value-type="float">
            <text:p>5146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2005" calcext:value-type="float">
            <text:p>2005</text:p>
          </table:table-cell>
          <table:table-cell table:number-columns-repeated="5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957" calcext:value-type="float">
            <text:p>957</text:p>
          </table:table-cell>
          <table:table-cell table:number-columns-repeated="5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1116" calcext:value-type="float">
            <text:p>1116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33" calcext:value-type="float">
            <text:p>1233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520" calcext:value-type="float">
            <text:p>1520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863" calcext:value-type="float">
            <text:p>1863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510" calcext:value-type="float">
            <text:p>2510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844" calcext:value-type="float">
            <text:p>2844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4113" calcext:value-type="float">
            <text:p>4113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834" calcext:value-type="float">
            <text:p>3834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15" calcext:value-type="float">
            <text:p>2115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469" calcext:value-type="float">
            <text:p>469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98" calcext:value-type="float">
            <text:p>98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101" calcext:value-type="float">
            <text:p>101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82" calcext:value-type="float">
            <text:p>82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38" calcext:value-type="float">
            <text:p>238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367" calcext:value-type="float">
            <text:p>367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78" calcext:value-type="float">
            <text:p>478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739" calcext:value-type="float">
            <text:p>739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884" calcext:value-type="float">
            <text:p>884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570" calcext:value-type="float">
            <text:p>570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 table:number-rows-repeated="104850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min" table:style-name="ta3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4mn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 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140" calcext:value-type="float">
            <text:p>1140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3045" calcext:value-type="float">
            <text:p>203045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4894" calcext:value-type="float">
            <text:p>24894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85" calcext:value-type="float">
            <text:p>385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53" calcext:value-type="float">
            <text:p>153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56" calcext:value-type="float">
            <text:p>156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41" calcext:value-type="float">
            <text:p>141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118" calcext:value-type="float">
            <text:p>118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08" calcext:value-type="float">
            <text:p>108</text:p>
          </table:table-cell>
          <table:table-cell table:number-columns-repeated="5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78" calcext:value-type="float">
            <text:p>78</text:p>
          </table:table-cell>
          <table:table-cell table:number-columns-repeated="5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table:number-columns-repeated="5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275" calcext:value-type="float">
            <text:p>275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65" calcext:value-type="float">
            <text:p>365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table:number-columns-repeated="5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99" calcext:value-type="float">
            <text:p>99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17" calcext:value-type="float">
            <text:p>117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73" calcext:value-type="float">
            <text:p>173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72" calcext:value-type="float">
            <text:p>172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97" calcext:value-type="float">
            <text:p>97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5" calcext:value-type="float">
            <text:p>65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158" calcext:value-type="float">
            <text:p>158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19" calcext:value-type="float">
            <text:p>219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61" calcext:value-type="float">
            <text:p>161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 table:number-rows-repeated="104850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24s" table:style-name="ta4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24s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_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08" calcext:value-type="float">
            <text:p>108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913" calcext:value-type="float">
            <text:p>19913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148" calcext:value-type="float">
            <text:p>2148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8" calcext:value-type="float">
            <text:p>28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 table:number-rows-repeated="1048534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36:26.858759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2T10:36:54.914726220</dc:date>
    <meta:generator>LibreOffice/6.4.7.2$Linux_X86_64 LibreOffice_project/40$Build-2</meta:generator>
    <meta:editing-duration>PT17M36S</meta:editing-duration>
    <meta:editing-cycles>3</meta:editing-cycles>
    <meta:document-statistic meta:table-count="4" meta:cell-count="7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